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C3C006A.png"/>
  <manifest:file-entry manifest:media-type="image/png" manifest:full-path="Pictures/1000000000000480000003666CC5BD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ormal-title">
      <style:graphic-properties fo:min-height="3.256cm"/>
    </style:style>
    <style:style style:name="pr2" style:family="presentation" style:parent-style-name="Normal-subtitle">
      <style:graphic-properties draw:fill-color="#ffffff" fo:min-height="12.979cm"/>
    </style:style>
    <style:style style:name="pr3" style:family="presentation" style:parent-style-name="Normal-notes">
      <style:graphic-properties draw:fill-color="#ffffff" draw:auto-grow-height="true" fo:min-height="11.411cm"/>
    </style:style>
    <style:style style:name="pr4" style:family="presentation" style:parent-style-name="Normal-outline1">
      <style:graphic-properties fo:min-height="12.979cm"/>
    </style:style>
    <style:style style:name="pr5" style:family="presentation" style:parent-style-name="Normal-notes">
      <style:graphic-properties draw:fill-color="#ffffff" fo:min-height="11.16cm"/>
    </style:style>
    <style:style style:name="P1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256cm" svg:x="2.058cm" svg:y="1.868cm" presentation:class="title">
          <draw:text-box>
            <text:p>Aprende a crear tu propio Live CD</text:p>
          </draw:text-box>
        </draw:frame>
        <draw:frame presentation:style-name="pr2" draw:layer="layout" svg:width="23.911cm" svg:height="12.979cm" svg:x="2.058cm" svg:y="5.963cm" presentation:class="subtitle" presentation:user-transformed="true">
          <draw:text-box>
            <text:p>Introducción a SUSE Studio</text:p>
            <text:p/>
            <text:p/>
            <text:p/>
            <text:p text:style-name="P1"><text:span text:style-name="T1">Javier Llorente</text:span></text:p>
          </draw:text-box>
        </draw:frame>
        <presentation:notes draw:style-name="dp2">
          <draw:page-thumbnail draw:style-name="gr1" draw:layer="layout" svg:width="13.712cm" svg:height="10.279cm" svg:x="3.642cm" svg:y="2.852cm" draw:page-number="1" presentation:class="page"/>
          <draw:frame presentation:style-name="pr3" draw:layer="layout" svg:width="14.515cm" svg:height="11.411cm" svg:x="3.249cm" svg:y="14.129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draw:frame presentation:style-name="pr1" draw:layer="layout" svg:width="23.911cm" svg:height="3.256cm" svg:x="2.058cm" svg:y="1.868cm" presentation:class="title" presentation:user-transformed="true">
          <draw:text-box>
            <text:p>¿ Qué es SUSE Studio?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Herramienta Web para montar un SUSE a tu medida</text:p>
              </text:list-item>
              <text:list-item>
                <text:p>Servicio gratuito</text:p>
              </text:list-item>
              <text:list-item>
                <text:p>Por invitación</text:p>
              </text:list-item>
              <text:list-item>
                <text:p>15 GB de espacio</text:p>
              </text:list-item>
              <text:list-item>
                <text:p>www.susestudio.com</text:p>
              </text:list-item>
            </text:list>
          </draw:text-box>
        </draw:frame>
        <presentation:notes draw:style-name="dp2">
          <draw:page-thumbnail draw:style-name="gr1" draw:layer="layout" svg:width="13.712cm" svg:height="10.279cm" svg:x="3.642cm" svg:y="2.852cm" draw:page-number="2" presentation:class="page"/>
          <draw:frame presentation:style-name="pr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draw:frame presentation:style-name="pr1" draw:layer="layout" svg:width="23.911cm" svg:height="3.256cm" svg:x="2.058cm" svg:y="1.868cm" presentation:class="title" presentation:user-transformed="true">
          <draw:text-box>
            <text:p>Tipos de imágene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Live CD/DVD (.iso)</text:p>
              </text:list-item>
              <text:list-item>
                <text:p>Pendrive/disco duro</text:p>
              </text:list-item>
              <text:list-item>
                <text:p>Vmware / VirtualBox (.vmdk)</text:p>
              </text:list-item>
              <text:list-item>
                <text:p>Xen</text:p>
              </text:list-item>
            </text:list>
          </draw:text-box>
        </draw:frame>
        <presentation:notes draw:style-name="dp2">
          <draw:page-thumbnail draw:style-name="gr1" draw:layer="layout" svg:width="13.712cm" svg:height="10.279cm" svg:x="3.642cm" svg:y="2.852cm" draw:page-number="3" presentation:class="page"/>
          <draw:frame presentation:style-name="pr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2T1">
        <draw:frame presentation:style-name="pr1" draw:layer="layout" svg:width="23.911cm" svg:height="3.256cm" svg:x="2.058cm" svg:y="1.868cm" presentation:class="title">
          <draw:text-box>
            <text:p>Software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>OS: openSUSE SUSE Linux Enterprise</text:p>
              </text:list-item>
              <text:list-item>
                <text:p>Arquitectura: 32 y 64 bits</text:p>
              </text:list-item>
              <text:list-item>
                <text:p><text:span text:style-name="T2">Plantillas disponibles (KDE, GNOME, LAMP, etc)</text:span></text:p>
              </text:list-item>
              <text:list-item>
                <text:p><text:span text:style-name="T2">Se pueden subir paquetes rpm</text:span></text:p>
              </text:list-item>
              <text:list-item>
                <text:p><text:span text:style-name="T2">Se pueden añadir repositorios de terceros</text:span></text:p>
              </text:list-item>
            </text:list>
          </draw:text-box>
        </draw:frame>
        <presentation:notes draw:style-name="dp2">
          <draw:page-thumbnail draw:style-name="gr1" draw:layer="layout" svg:width="13.712cm" svg:height="10.279cm" svg:x="3.642cm" svg:y="2.852cm" draw:page-number="4" presentation:class="page"/>
          <draw:frame presentation:style-name="pr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2T1">
        <draw:frame presentation:style-name="pr1" draw:layer="layout" svg:width="23.911cm" svg:height="3.256cm" svg:x="2.058cm" svg:y="1.868cm" presentation:class="title">
          <draw:text-box>
            <text:p>Configuración</text:p>
          </draw:text-box>
        </draw:frame>
        <draw:frame presentation:style-name="pr4" draw:layer="layout" svg:width="23.911cm" svg:height="14.749cm" svg:x="2.058cm" svg:y="5.838cm" presentation:class="outline" presentation:user-transformed="true">
          <draw:text-box>
            <text:list text:style-name="L2">
              <text:list-item>
                <text:p>A base de clic</text:p>
              </text:list-item>
              <text:list-item>
                <text:p>Usuarios del sistema</text:p>
              </text:list-item>
              <text:list-item>
                <text:p>Inicio de sesión automático</text:p>
              </text:list-item>
              <text:list-item>
                <text:p>NetworkManager</text:p>
              </text:list-item>
              <text:list-item>
                <text:p>Cortafuegos</text:p>
              </text:list-item>
              <text:list-item>
                <text:p>Personalización de gfxboot y bootsplash</text:p>
              </text:list-item>
              <text:list-item>
                <text:p>Firstboot</text:p>
              </text:list-item>
              <text:list-item>
                <text:p>Admite scripts</text:p>
              </text:list-item>
            </text:list>
          </draw:text-box>
        </draw:frame>
        <presentation:notes draw:style-name="dp2">
          <draw:page-thumbnail draw:style-name="gr1" draw:layer="layout" svg:width="13.712cm" svg:height="10.279cm" svg:x="3.642cm" svg:y="2.852cm" draw:page-number="5" presentation:class="page"/>
          <draw:frame presentation:style-name="pr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2T1">
        <draw:frame presentation:style-name="pr1" draw:layer="layout" svg:width="23.911cm" svg:height="3.256cm" svg:x="2.058cm" svg:y="1.868cm" presentation:class="title" presentation:user-transformed="true">
          <draw:text-box>
            <text:p>Eso no es todo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>Se pueden subir archivos comprimidos (ej: fondos de escritorio, archivos de configuración)</text:p>
              </text:list-item>
              <text:list-item>
                <text:p>Incluye un instalador para instalar el Live CD en el disco duro</text:p>
              </text:list-item>
              <text:list-item>
                <text:p>Testdrive: máquina virtual basada en Java</text:p>
              </text:list-item>
              <text:list-item>
                <text:p>Posibilidad de exportar la configuración de la imagen</text:p>
              </text:list-item>
            </text:list>
          </draw:text-box>
        </draw:frame>
        <presentation:notes draw:style-name="dp2">
          <draw:page-thumbnail draw:style-name="gr1" draw:layer="layout" svg:width="13.712cm" svg:height="10.279cm" svg:x="3.642cm" svg:y="2.852cm" draw:page-number="6" presentation:class="page"/>
          <draw:frame presentation:style-name="pr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2T1">
        <draw:frame presentation:style-name="pr1" draw:layer="layout" svg:width="23.911cm" svg:height="3.256cm" svg:x="2.058cm" svg:y="1.868cm" presentation:class="title" presentation:user-transformed="true">
          <draw:text-box>
            <text:p>kiwi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La tecnología de SUSE Studio</text:p>
              </text:list-item>
              <text:list-item>
                <text:p>Se puede instalar en tu equipo</text:p>
              </text:list-item>
              <text:list-item>
                <text:p>Muchas más posibilidades (ej: nodo de un cluster)</text:p>
                <text:p>Integrado en el openSUSE Build Service (plataforma de desarrollo de distribuciones, rpm, deb)</text:p>
              </text:list-item>
            </text:list>
          </draw:text-box>
        </draw:frame>
        <presentation:notes draw:style-name="dp2">
          <draw:page-thumbnail draw:style-name="gr1" draw:layer="layout" svg:width="13.712cm" svg:height="10.279cm" svg:x="3.642cm" svg:y="2.852cm" draw:page-number="7" presentation:class="page"/>
          <draw:frame presentation:style-name="pr5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2T1">
        <draw:frame presentation:style-name="pr1" draw:layer="layout" svg:width="23.911cm" svg:height="3.256cm" svg:x="2.058cm" svg:y="1.868cm" presentation:class="title">
          <draw:text-box>
            <text:p>Direcciones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2">
              <text:list-item>
                <text:p>www.susestudio.com</text:p>
              </text:list-item>
              <text:list-item>
                <text:p>build.opensuse.org</text:p>
              </text:list-item>
              <text:list-item>
                <text:p>kiwi.berlios.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12cm" svg:height="10.279cm" svg:x="3.642cm" svg:y="2.852cm" draw:page-number="8" presentation:class="page"/>
          <draw:frame presentation:style-name="pr5" draw:layer="layout" svg:width="14.515cm" svg:height="11.16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amp-background" style:family="presentation">
      <style:graphic-properties draw:stroke="none" draw:fill="none"/>
    </style:style>
    <style:style style:name="lamp-backgroundobjects" style:family="presentation">
      <style:graphic-properties draw:shadow="hidden" draw:shadow-offset-x="0.3cm" draw:shadow-offset-y="0.3cm" draw:shadow-color="#808080"/>
    </style:style>
    <style:style style:name="lamp-notes" style:family="presentation">
      <style:graphic-properties draw:stroke="none" draw:fill="none">
        <text:list-style style:name="la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amp-outline1" style:family="presentation">
      <style:graphic-properties draw:stroke="none" draw:fill="none">
        <text:list-style style:name="lamp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outline2" style:family="presentation" style:parent-style-name="la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amp-outline3" style:family="presentation" style:parent-style-name="la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amp-outline4" style:family="presentation" style:parent-style-name="la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amp-outline5" style:family="presentation" style:parent-style-name="la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amp-outline6" style:family="presentation" style:parent-style-name="la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amp-outline7" style:family="presentation" style:parent-style-name="la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amp-outline8" style:family="presentation" style:parent-style-name="la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amp-outline9" style:family="presentation" style:parent-style-name="la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amp-subtitle" style:family="presentation">
      <style:graphic-properties draw:stroke="none" draw:fill="none" draw:textarea-vertical-align="middle">
        <text:list-style style:name="la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title" style:family="presentation">
      <style:graphic-properties draw:stroke="none" draw:fill="none" draw:textarea-vertical-align="middle">
        <text:list-style style:name="la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19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  <style:master-page style:name="lamp" style:page-layout-name="PM1" draw:style-name="Mdp1">
      <draw:frame draw:style-name="Mgr4" draw:text-style-name="MP4" draw:layer="backgroundobjects" svg:width="28cm" svg:height="21cm" svg:x="0cm" svg:y="0cm">
        <draw:image xlink:href="Pictures/1000000000000320000002580C3C006A.png" xlink:type="simple" xlink:show="embed" xlink:actuate="onLoad">
          <text:p/>
        </draw:image>
      </draw:frame>
      <draw:frame presentation:style-name="lamp-title" draw:layer="backgroundobjects" svg:width="23.911cm" svg:height="3.506cm" svg:x="2.058cm" svg:y="1.743cm" presentation:class="title" presentation:placeholder="true">
        <draw:text-box/>
      </draw:frame>
      <draw:frame presentation:style-name="lamp-outline1" draw:layer="backgroundobjects" svg:width="23.911cm" svg:height="13.86cm" svg:x="2.058cm" svg:y="5.319cm" presentation:class="outline" presentation:placeholder="true">
        <draw:text-box/>
      </draw:frame>
      <presentation:notes style:page-layout-name="PM0">
        <draw:page-thumbnail presentation:style-name="lamp-title" draw:layer="backgroundobjects" svg:width="13.705cm" svg:height="10.279cm" svg:x="3.647cm" svg:y="2.853cm" presentation:class="page"/>
        <draw:frame presentation:style-name="lamp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09T22:12:18</meta:creation-date>
    <meta:editing-duration>PT03H24M00S</meta:editing-duration>
    <meta:editing-cycles>21</meta:editing-cycles>
    <dc:date>2010-07-10T22:59:48</dc:date>
    <meta:generator>OpenOffice.org/3.1$Unix OpenOffice.org_project/310m21$Build-9319</meta:generator>
    <meta:document-statistic meta:object-count="68"/>
  </office:meta>
</office:document-meta>
</file>